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heck_in_day</text:p>
          </table:table-cell>
          <table:table-cell table:style-name="Default" office:value-type="string" calcext:value-type="string">
            <text:p>check_in_time</text:p>
          </table:table-cell>
          <table:table-cell table:style-name="Default" office:value-type="string" calcext:value-type="string">
            <text:p>check_out_time</text:p>
          </table:table-cell>
          <table:table-cell office:value-type="string" calcext:value-type="string">
            <text:p>allotment_available</text:p>
          </table:table-cell>
          <table:table-cell office:value-type="string" calcext:value-type="string">
            <text:p>allotment</text:p>
          </table:table-cell>
          <table:table-cell table:style-name="Default" office:value-type="string" calcext:value-type="string">
            <text:p>% o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09H30M00S" calcext:value-type="time">
            <text:p>09:30:00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]/[.F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]/[.F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]/[.F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]/[.F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6]/[.F6]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7]/[.F7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8]/[.F8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00M00S" calcext:value-type="time">
            <text:p>01:00:00 PM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9]/[.F9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3H30M00S" calcext:value-type="time">
            <text:p>01:30:00 PM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0]/[.F10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4H00M00S" calcext:value-type="time">
            <text:p>02:00:00 P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1]/[.F11]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2]/[.F1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3]/[.F1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4]/[.F1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6H00M00S" calcext:value-type="time">
            <text:p>04:00:00 P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/[.F1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6H00M00S" calcext:value-type="time">
            <text:p>04:00:00 PM</text:p>
          </table:table-cell>
          <table:table-cell office:value-type="time" office:time-value="PT16H30M00S" calcext:value-type="time">
            <text:p>04:30:00 P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6]/[.F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7H00M00S" calcext:value-type="time">
            <text:p>05:00:00 P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7]/[.F17]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4T00:54:46.728165746</meta:creation-date>
    <dc:date>2020-07-14T15:03:21.824999135</dc:date>
    <meta:editing-duration>PT13H58M25S</meta:editing-duration>
    <meta:editing-cycles>1</meta:editing-cycles>
    <meta:document-statistic meta:table-count="1" meta:cell-count="119" meta:object-count="0"/>
    <meta:generator>LibreOffice/6.4.5.2$Linux_X86_64 LibreOffice_project/1ed6aca320d7f4d82924e6cec66e4f7527376448</meta:generator>
  </office:meta>
</office:document-meta>
</file>